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better1</text:p>
          </table:table-cell>
          <table:table-cell/>
        </table:table-row>
        <table:table-row table:style-name="ro1">
          <table:table-cell office:value-type="string" calcext:value-type="string">
            <text:p><text:s text:c="5"/>0.17111 <text:s text:c="8"/>0.0071953 <text:s text:c="13"/>4.205 <text:s text:c="6"/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better2</text:p>
          </table:table-cell>
          <table:table-cell/>
        </table:table-row>
        <table:table-row table:style-name="ro1">
          <table:table-cell office:value-type="string" calcext:value-type="string">
            <text:p><text:s text:c="6"/>0.1905 <text:s text:c="8"/>0.0043359 <text:s text:c="13"/>2.2761 <text:s text:c="5"/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worse1</text:p>
          </table:table-cell>
          <table:table-cell/>
        </table:table-row>
        <table:table-row table:style-name="ro1">
          <table:table-cell office:value-type="string" calcext:value-type="string">
            <text:p><text:s text:c="4"/>6.5535e-06 <text:s text:c="6"/>6.6725e-08 <text:s text:c="12"/>1.0182 <text:s text:c="5"/>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worse2</text:p>
          </table:table-cell>
          <table:table-cell/>
        </table:table-row>
        <table:table-row table:style-name="ro1">
          <table:table-cell office:value-type="string" calcext:value-type="string">
            <text:p><text:s text:c="4"/>5.8681e-06 <text:s text:c="6"/>4.6622e-08 <text:s text:c="12"/>0.7945 <text:s text:c="5"/></text:p>
          </table:table-cell>
          <table:table-cell/>
        </table:table-row>
        <table:table-row table:style-name="ro1" table:number-rows-repeated="10">
          <table:table-cell table:number-columns-repeated="2"/>
        </table:table-row>
        <table:table-row table:style-name="ro1">
          <table:table-cell/>
          <table:table-cell table:style-name="ce1"/>
        </table:table-row>
        <table:table-row table:style-name="ro1" table:number-rows-repeated="10835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.00.0000</text:date>, <text:time style:data-style-name="N2" text:time-value="17:53:47.05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6T22:22:28.110000000</meta:creation-date>
    <dc:date>2021-03-27T17:59:20.613000000</dc:date>
    <meta:editing-duration>PT2H33M45S</meta:editing-duration>
    <meta:editing-cycles>2</meta:editing-cycles>
    <meta:generator>LibreOffice/7.1.0.3$Windows_X86_64 LibreOffice_project/f6099ecf3d29644b5008cc8f48f42f4a40986e4c</meta:generator>
    <meta:document-statistic meta:table-count="1" meta:cell-count="9" meta:object-count="0"/>
  </office:meta>
</office:document-meta>
</file>